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Modelos" style:family="table">
      <style:table-properties style:width="16.999cm" table:align="margins" style:writing-mode="lr-tb"/>
    </style:style>
    <style:style style:name="Modelos.A" style:family="table-column">
      <style:table-column-properties style:column-width="2.833cm" style:rel-column-width="10922*"/>
    </style:style>
    <style:style style:name="Modelos.F" style:family="table-column">
      <style:table-column-properties style:column-width="2.835cm" style:rel-column-width="10925*"/>
    </style:style>
    <style:style style:name="Modelos.A1" style:family="table-cell">
      <style:table-cell-properties fo:padding="0.097cm" fo:border-left="0.002cm solid #000000" fo:border-right="none" fo:border-top="0.002cm solid #000000" fo:border-bottom="0.002cm solid #000000"/>
    </style:style>
    <style:style style:name="Modelos.F1" style:family="table-cell">
      <style:table-cell-properties fo:padding="0.097cm" fo:border="0.002cm solid #000000"/>
    </style:style>
    <style:style style:name="Modelos.A2" style:family="table-cell">
      <style:table-cell-properties fo:padding="0.097cm" fo:border-left="0.002cm solid #000000" fo:border-right="none" fo:border-top="none" fo:border-bottom="0.002cm solid #000000"/>
    </style:style>
    <style:style style:name="Modelos.F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font-name="Times New Roman"/>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Retirada de batería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2</text:user-defined></text:p>
          </table:table-cell>
          <table:table-cell table:style-name="Versiones.B2" office:value-type="string">
            <text:p text:style-name="P10">Traduciendo el duodécimo párrafo.</text:p>
          </table:table-cell>
        </table:table-row>
        <table:table-row>
          <table:table-cell table:style-name="Versiones.A3" office:value-type="string">
            <text:p text:style-name="P9">1.1</text:p>
          </table:table-cell>
          <table:table-cell table:style-name="Versiones.B2" office:value-type="string">
            <text:p text:style-name="P10">Traduciendo el undécimo párrafo.</text:p>
          </table:table-cell>
        </table:table-row>
        <table:table-row>
          <table:table-cell table:style-name="Versiones.A2" office:value-type="string">
            <text:p text:style-name="P9">1.0</text:p>
          </table:table-cell>
          <table:table-cell table:style-name="Versiones.B2" office:value-type="string">
            <text:p text:style-name="P10">Traduciendo el décim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6">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7">1.5 Quinto párrafo (sin corregir)<text:tab/>3</text:p>
          <text:p text:style-name="P17">1.6 Sexto párrafo (sin corregir)<text:tab/>4</text:p>
          <text:p text:style-name="P17">1.7 Séptimo párrafo (sin corregir)<text:tab/>4</text:p>
          <text:p text:style-name="P17">1.8 Octavo párrafo (sin corregir)<text:tab/>4</text:p>
          <text:p text:style-name="P17">1.9 Noveno párrafo (sin corregir)<text:tab/>4</text:p>
          <text:p text:style-name="P17">1.10 Décimo párrafo (sin corregir)<text:tab/>5</text:p>
          <text:p text:style-name="P17">1.11 Undécimo párrafo (sin corregir)<text:tab/>5</text:p>
          <text:p text:style-name="P17">1.12 Duodécimo párrafo (sin corregir)<text:tab/>5</text:p>
          <text:p text:style-name="P16">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sin corregir)</text:h>
        <text:p text:style-name="P5">Estimado cliente de Dell</text:p>
        <text:p text:style-name="P5">Dell ha detectado un posible problema con algunas baterías vendidas con las gamas Latitude<text:span text:style-name="T2">™</text:span>, Inspiron<text:span text:style-name="T2">™</text:span>, XPS<text:span text:style-name="T2">™</text:span> y Precision Mobile Workstation<text:span text:style-name="T2">™ de portátiles Dell. Siguiendo con la normativa de la comisión por la seguridad de productos Consumibles de EE.UU. y otros organismos reguladores, Dell tiene el objetivo de retirar voluntariamente algunas baterías hechas por Dell con células producidas por Sony y ofrece recambios de esas baterías sin coste alguno. En esas condiciones excepcionales es posible que esas baterías se sobrecalienten, lo que supone un riesgo de incendio.</text:span></text:p>
        <text:p text:style-name="P5"/>
        <text:h text:style-name="P14" text:outline-level="2">1.2 Segundo párrafo (sin corregir)</text:h>
        <text:p text:style-name="P5">Las baterías que posiblemente están afectadas fueron vendidas con los siguientes modelos de los portátiles Dell o como baterías de recambio por separado:</text:p>
        <text:p text:style-name="P5">· Latitude: D410, D500, D505, D510, D520, D600, D610, D620, D800, D810.</text:p>
        <text:p text:style-name="P5">· Inspiron: 500M, 510M, 600M, 700M, 710M, 6000, 6400, 8500, 8600, 9100, 9200, 9300, 9400, E1505, E1705.</text:p>
        <text:p text:style-name="P5">· Precision: M20, M60, M70, M90.</text:p>
        <text:p text:style-name="P5">· XPS: XPS, XPS Gen2, XPS M170, XPS M1710.</text:p>
        <text:p text:style-name="P5"/>
        <text:h text:style-name="P14" text:outline-level="2">1.3 Tercer párrafo (sin corregir)</text:h>
        <text:p text:style-name="P5">Además estas baterías pudieron ser suministradas por el servicio técnico. Las baterías fueron mandadas a los usuarios entre el 21 de abril de 2004 hasta el 18 de julio de 2006. Las palabras “DELL” y “Made in Japan” o “Made in China” o “Battery <text:s/>cell made in Japan, Assembled in China” o “Assembled in Taiwan” están impresas en la parte posterior de las baterías.</text:p>
        <text:p text:style-name="P5"/>
        <text:h text:style-name="P14" text:outline-level="2">1.4 Cuarto párrafo (sin corregir)</text:h>
        <text:p text:style-name="P5">Aquí están los dos pasos a realizar para identificar si su batería está afectada:</text:p>
        <text:p text:style-name="P5"/>
        <text:h text:style-name="P14" text:outline-level="2">1.5 Quinto párrafo (sin corregir)</text:h>
        <text:p text:style-name="P5">1. Compruebe si su modelo de batería pudiera estar afectado. Si su batería no está en la lista, su batería se encontrará perfectamente.</text:p>
        <text:p text:style-name="P5"/>
        <text:h text:style-name="P14" text:outline-level="2"><text:soft-page-break/>1.6 Sexto párrafo (sin corregir)</text:h>
        <text:p text:style-name="P5">2. Compruebe si su específico PPID de la batería (Dell Part Piece Identification) está afectada, este paso es necesario para identificar si debiera ser cambiada. Sólo algunas baterías dentro de cada modelo tienen este problema. Si su batería es una de las que se dirige este proceso de retirada, será conectado automáticamente a un formulario para ordenar la retirada.</text:p>
        <text:p text:style-name="P5"/>
        <text:h text:style-name="P14" text:outline-level="2">1.7 Séptimo párrafo (sin corregir)</text:h>
        <text:p text:style-name="P5">Paso 1: ¿Está afectada su modelo de batería?</text:p>
        <text:p text:style-name="P5">Sólo los siguientes modelos de baterías solo a los que va dirigida este proceso de retirada:</text:p>
        <table:table table:name="Modelos" table:style-name="Modelos">
          <table:table-column table:style-name="Modelos.A" table:number-columns-repeated="5"/>
          <table:table-column table:style-name="Modelos.F"/>
          <table:table-row>
            <table:table-cell table:style-name="Modelos.A1" office:value-type="string">
              <text:p text:style-name="Table_20_Contents">1K055</text:p>
            </table:table-cell>
            <table:table-cell table:style-name="Modelos.A1" office:value-type="string">
              <text:p text:style-name="Table_20_Contents">C5446</text:p>
            </table:table-cell>
            <table:table-cell table:style-name="Modelos.A1" office:value-type="string">
              <text:p text:style-name="Table_20_Contents">F2100</text:p>
            </table:table-cell>
            <table:table-cell table:style-name="Modelos.A1" office:value-type="string">
              <text:p text:style-name="Table_20_Contents">KD494</text:p>
            </table:table-cell>
            <table:table-cell table:style-name="Modelos.A1" office:value-type="string">
              <text:p text:style-name="Table_20_Contents">W5915</text:p>
            </table:table-cell>
            <table:table-cell table:style-name="Modelos.F1" office:value-type="string">
              <text:p text:style-name="Table_20_Contents">Y1333</text:p>
            </table:table-cell>
          </table:table-row>
          <table:table-row>
            <table:table-cell table:style-name="Modelos.A2" office:value-type="string">
              <text:p text:style-name="Table_20_Contents">3K590</text:p>
            </table:table-cell>
            <table:table-cell table:style-name="Modelos.A2" office:value-type="string">
              <text:p text:style-name="Table_20_Contents">C6269</text:p>
            </table:table-cell>
            <table:table-cell table:style-name="Modelos.A2" office:value-type="string">
              <text:p text:style-name="Table_20_Contents">F5132</text:p>
            </table:table-cell>
            <table:table-cell table:style-name="Modelos.A2" office:value-type="string">
              <text:p text:style-name="Table_20_Contents">OR331</text:p>
            </table:table-cell>
            <table:table-cell table:style-name="Modelos.A2" office:value-type="string">
              <text:p text:style-name="Table_20_Contents">X5308</text:p>
            </table:table-cell>
            <table:table-cell table:style-name="Modelos.F2" office:value-type="string">
              <text:p text:style-name="Table_20_Contents">Y4500</text:p>
            </table:table-cell>
          </table:table-row>
          <table:table-row>
            <table:table-cell table:style-name="Modelos.A2" office:value-type="string">
              <text:p text:style-name="Table_20_Contents">5P474</text:p>
            </table:table-cell>
            <table:table-cell table:style-name="Modelos.A2" office:value-type="string">
              <text:p text:style-name="Table_20_Contents">C6270</text:p>
            </table:table-cell>
            <table:table-cell table:style-name="Modelos.A2" office:value-type="string">
              <text:p text:style-name="Table_20_Contents">GD785</text:p>
            </table:table-cell>
            <table:table-cell table:style-name="Modelos.A2" office:value-type="string">
              <text:p text:style-name="Table_20_Contents">M3006</text:p>
            </table:table-cell>
            <table:table-cell table:style-name="Modelos.A2" office:value-type="string">
              <text:p text:style-name="Table_20_Contents">X5329</text:p>
            </table:table-cell>
            <table:table-cell table:style-name="Modelos.F2" office:value-type="string">
              <text:p text:style-name="Table_20_Contents">Y5466</text:p>
            </table:table-cell>
          </table:table-row>
          <table:table-row>
            <table:table-cell table:style-name="Modelos.A2" office:value-type="string">
              <text:p text:style-name="Table_20_Contents">6P922</text:p>
            </table:table-cell>
            <table:table-cell table:style-name="Modelos.A2" office:value-type="string">
              <text:p text:style-name="Table_20_Contents">D2961</text:p>
            </table:table-cell>
            <table:table-cell table:style-name="Modelos.A2" office:value-type="string">
              <text:p text:style-name="Table_20_Contents">H3191</text:p>
            </table:table-cell>
            <table:table-cell table:style-name="Modelos.A2" office:value-type="string">
              <text:p text:style-name="Table_20_Contents">RD857</text:p>
            </table:table-cell>
            <table:table-cell table:style-name="Modelos.A2" office:value-type="string">
              <text:p text:style-name="Table_20_Contents">X5332</text:p>
            </table:table-cell>
            <table:table-cell table:style-name="Modelos.F2" office:value-type="string">
              <text:p text:style-name="Table_20_Contents"/>
            </table:table-cell>
          </table:table-row>
          <table:table-row>
            <table:table-cell table:style-name="Modelos.A2" office:value-type="string">
              <text:p text:style-name="Table_20_Contents">C2603</text:p>
            </table:table-cell>
            <table:table-cell table:style-name="Modelos.A2" office:value-type="string">
              <text:p text:style-name="Table_20_Contents">D5555</text:p>
            </table:table-cell>
            <table:table-cell table:style-name="Modelos.A2" office:value-type="string">
              <text:p text:style-name="Table_20_Contents">J1524</text:p>
            </table:table-cell>
            <table:table-cell table:style-name="Modelos.A2" office:value-type="string">
              <text:p text:style-name="Table_20_Contents">TD349</text:p>
            </table:table-cell>
            <table:table-cell table:style-name="Modelos.A2" office:value-type="string">
              <text:p text:style-name="Table_20_Contents">X5333</text:p>
            </table:table-cell>
            <table:table-cell table:style-name="Modelos.F2" office:value-type="string">
              <text:p text:style-name="Table_20_Contents"/>
            </table:table-cell>
          </table:table-row>
          <table:table-row>
            <table:table-cell table:style-name="Modelos.A2" office:value-type="string">
              <text:p text:style-name="Table_20_Contents">C5339</text:p>
            </table:table-cell>
            <table:table-cell table:style-name="Modelos.A2" office:value-type="string">
              <text:p text:style-name="Table_20_Contents">D6024</text:p>
            </table:table-cell>
            <table:table-cell table:style-name="Modelos.A2" office:value-type="string">
              <text:p text:style-name="Table_20_Contents">JD616</text:p>
            </table:table-cell>
            <table:table-cell table:style-name="Modelos.A2" office:value-type="string">
              <text:p text:style-name="Table_20_Contents">U5867</text:p>
            </table:table-cell>
            <table:table-cell table:style-name="Modelos.A2" office:value-type="string">
              <text:p text:style-name="Table_20_Contents">X5875</text:p>
            </table:table-cell>
            <table:table-cell table:style-name="Modelos.F2" office:value-type="string">
              <text:p text:style-name="Table_20_Contents"/>
            </table:table-cell>
          </table:table-row>
          <table:table-row>
            <table:table-cell table:style-name="Modelos.A2" office:value-type="string">
              <text:p text:style-name="Table_20_Contents">C5340</text:p>
            </table:table-cell>
            <table:table-cell table:style-name="Modelos.A2" office:value-type="string">
              <text:p text:style-name="Table_20_Contents">D6025</text:p>
            </table:table-cell>
            <table:table-cell table:style-name="Modelos.A2" office:value-type="string">
              <text:p text:style-name="Table_20_Contents">JD617</text:p>
            </table:table-cell>
            <table:table-cell table:style-name="Modelos.A2" office:value-type="string">
              <text:p text:style-name="Table_20_Contents">U5882</text:p>
            </table:table-cell>
            <table:table-cell table:style-name="Modelos.A2" office:value-type="string">
              <text:p text:style-name="Table_20_Contents">X5877</text:p>
            </table:table-cell>
            <table:table-cell table:style-name="Modelos.F2" office:value-type="string">
              <text:p text:style-name="Table_20_Contents"/>
            </table:table-cell>
          </table:table-row>
        </table:table>
        <text:p text:style-name="P5"/>
        <text:p text:style-name="P5">Esta parte de los números están impresos en el reverso de las baterías tal y como se muestra en la ilustración siguiente:</text:p>
        <text:p text:style-name="P5">IIIIIIIIIIIIIIIIIIIIIIIIIIIIIIIIIIIIII</text:p>
        <text:p text:style-name="P5">JP-3<text:span text:style-name="T3">F5132</text:span>-XXXX-XXX-0123</text:p>
        <text:p text:style-name="P5">IIIIIIIIIIIII <text:s text:c="9"/>Made in Japan</text:p>
        <text:p text:style-name="P5">REV-AOE</text:p>
        <text:p text:style-name="P5"/>
        <text:h text:style-name="P14" text:outline-level="2">1.8 Octavo párrafo (sin corregir)</text:h>
        <text:p text:style-name="P5">Paso 2: ¿Está mi batería afectada por este problema?</text:p>
        <text:p text:style-name="P5">Para determinar si su batería se encontrase afectada por este problema, debería <text:span text:style-name="T4">pinchar aquí</text:span>. El sitio web le redirigirá para que encuentre e introduzca el número de identificación de la parte posterior de su batería para determinar si su batería está englobada en esta campaña, si fuera así será conectado automáticamente a un formulario de petición de devolución. Dell le retirará la batería que pueda sufrir este pequeño defecto para realizar el cambio oportuno.</text:p>
        <text:p text:style-name="P5"/>
        <text:h text:style-name="P14" text:outline-level="2">1.9 Noveno párrafo (sin corregir)</text:h>
        <text:p text:style-name="P5">Por favor recuerde que sólo las baterías anteriormente descritas están sujetas a este proceso de reemplazo de baterías y no a los ordenadores portátiles.</text:p>
        <text:p text:style-name="P5"><text:soft-page-break/></text:p>
        <text:h text:style-name="P14" text:outline-level="2">1.10 Décimo párrafo (sin corregir)</text:h>
        <text:p text:style-name="P5">Las baterías objetivas de esta campaña no deberían ser utilizadas mientras se espere al reemplazo de Dell. Se podría continuar utilizando los equipos portátiles usando el adaptador a la corriente alterna que originalmente se conseguía con el ordenador.</text:p>
        <text:p text:style-name="P5"/>
        <text:h text:style-name="P14" text:outline-level="2">1.11 Undécimo párrafo (sin corregir)</text:h>
        <text:p text:style-name="P5">Dell se disculpa por los inconvenientes que pudiera causar este proceso. La calidad de los productos siempre ha sido y continuará siendo lo que más importante para Dell. Como siempre, si se tiene cualquier duda o preocupación sobre este o cualquier otro asunto, puede ponerse en contacto con nosotros.</text:p>
        <text:p text:style-name="P5"/>
        <text:h text:style-name="P14" text:outline-level="2">1.12 Duodécimo párrafo (sin corregir)</text:h>
        <text:p text:style-name="P5">Pulse aquí para conocer donde se encuentra el soporte Dell para su país.</text:p>
        <text:p text:style-name="P5">Introducir el número PPID de la batería</text:p>
        <text:p text:style-name="P5">Para información adicional se puede disponer de los siguientes enlaces:</text:p>
        <text:p text:style-name="P5">¿Cómo identificar si su batería es objetivo de esta campaña?</text:p>
        <text:p text:style-name="P5">Estado de la orden de EE.UU.</text:p>
        <text:p text:style-name="P5">Derecho de copia 1999-2006</text:p>
        <text:p text:style-name="P5">Términos legales de este sitio web | Términos y condiciones de ventas | Política del soporte técnico | Política de privacidad | Sobre Dell | Ponerse en contacto con nosotro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3</text:user-defined></text:span></text:p>
          <text:p text:style-name="P2">Última revisión:<text:user-defined text:name="Última Revisión">16-X-07</text:user-defined></text:p>
          <text:p text:style-name="P2">Versión: <text:user-defined text:name="Versión">1.2</text:user-defined></text:p>
          <text:p text:style-name="Footer"><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meta:keyword>Retirada de baterías</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1.2</meta:user-defined>
    <meta:user-defined meta:name="Texto">3</meta:user-defined>
    <meta:user-defined meta:name="Última Revisión">16-X-07</meta:user-defined>
    <meta:document-statistic meta:table-count="3" meta:image-count="0" meta:object-count="0" meta:page-count="6" meta:paragraph-count="160" meta:word-count="919" meta:character-count="5520"/>
  </office:meta>
</office:document-meta>
</file>